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8366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2.0835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0.6465in"/>
    </style:style>
    <style:style style:name="co15" style:family="table-column">
      <style:table-column-properties fo:break-before="auto" style:column-width="1.1717in"/>
    </style:style>
    <style:style style:name="co16" style:family="table-column">
      <style:table-column-properties fo:break-before="auto" style:column-width="0.8181in"/>
    </style:style>
    <style:style style:name="co17" style:family="table-column">
      <style:table-column-properties fo:break-before="auto" style:column-width="1.1929in"/>
    </style:style>
    <style:style style:name="co18" style:family="table-column">
      <style:table-column-properties fo:break-before="auto" style:column-width="1.3217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QS_SITE_ID</text:p>
          </table:table-cell>
          <table:table-cell office:value-type="string">
            <text:p>POC</text:p>
          </table:table-cell>
          <table:table-cell office:value-type="string">
            <text:p>Daily Max 8-hour Ozone Concentration</text:p>
          </table:table-cell>
          <table:table-cell office:value-type="string">
            <text:p>UNITS</text:p>
          </table:table-cell>
          <table:table-cell office:value-type="string">
            <text:p>DAILY_AQI_VALUE</text:p>
          </table:table-cell>
          <table:table-cell office:value-type="string">
            <text:p>DAILY_OBS_COUNT</text:p>
          </table:table-cell>
          <table:table-cell office:value-type="string">
            <text:p>PERCENT_COMPLETE</text:p>
          </table:table-cell>
          <table:table-cell office:value-type="string">
            <text:p>AQS_PARAMETER_CODE</text:p>
          </table:table-cell>
          <table:table-cell office:value-type="string">
            <text:p>AQS_PARAMETER_DESC</text:p>
          </table:table-cell>
          <table:table-cell office:value-type="string">
            <text:p>CBSA_CODE</text:p>
          </table:table-cell>
          <table:table-cell office:value-type="string">
            <text:p>CBSA_NAME</text:p>
          </table:table-cell>
          <table:table-cell office:value-type="string">
            <text:p>STATE_CODE</text:p>
          </table:table-cell>
          <table:table-cell office:value-type="string">
            <text:p>STATE</text:p>
          </table:table-cell>
          <table:table-cell office:value-type="string">
            <text:p>COUNTY_CODE</text:p>
          </table:table-cell>
          <table:table-cell office:value-type="string">
            <text:p>COUNTY</text:p>
          </table:table-cell>
          <table:table-cell office:value-type="string">
            <text:p>SITE_LATITUDE</text:p>
          </table:table-cell>
          <table:table-cell office:value-type="string">
            <text:p>SITE_LONGITUDE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91">
            <text:p>0.091</text:p>
          </table:table-cell>
          <table:table-cell office:value-type="string">
            <text:p>ppm</text:p>
          </table:table-cell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500030004">
            <text:p>500030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3540">
            <text:p>13540</text:p>
          </table:table-cell>
          <table:table-cell office:value-type="string">
            <text:p>Benn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3">
            <text:p>3</text:p>
          </table:table-cell>
          <table:table-cell office:value-type="string">
            <text:p>Bennington</text:p>
          </table:table-cell>
          <table:table-cell office:value-type="float" office:value="42.8875900009408">
            <text:p>42.8875900009</text:p>
          </table:table-cell>
          <table:table-cell office:value-type="float" office:value="-73.24984">
            <text:p>-73.24984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ppm</text:p>
          </table:table-cell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500070007">
            <text:p>500070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5540">
            <text:p>15540</text:p>
          </table:table-cell>
          <table:table-cell office:value-type="string">
            <text:p>Burlington-South Burlington, VT</text:p>
          </table:table-cell>
          <table:table-cell office:value-type="float" office:value="50">
            <text:p>50</text:p>
          </table:table-cell>
          <table:table-cell office:value-type="string">
            <text:p>Vermont</text:p>
          </table:table-cell>
          <table:table-cell office:value-type="float" office:value="7">
            <text:p>7</text:p>
          </table:table-cell>
          <table:table-cell office:value-type="string">
            <text:p>Chittenden</text:p>
          </table:table-cell>
          <table:table-cell office:value-type="float" office:value="44.5283900009431">
            <text:p>44.5283900009</text:p>
          </table:table-cell>
          <table:table-cell office:value-type="float" office:value="-72.86884">
            <text:p>-72.86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00" meta:object-count="0"/>
    <meta:generator>LibreOffice/3.5$Linux_X86_64 LibreOffice_project/350m1$Build-2</meta:generator>
  </office:meta>
</office:document-meta>
</file>